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2_sc_sw_jan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j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d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židź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šim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yč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wótze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widź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ěrješ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idź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idź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óće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šekrasnje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rawd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ubuješ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ubowaš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čloróz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o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oma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wědčeš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óznal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sleni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aztyŕ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yć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ubuj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rěch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uzwol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ěr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ěrjach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ipowjeda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jeznaje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ikodem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ubozć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ubowa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ubowal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i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rě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łó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na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ztaj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tewr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jeŕch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rnoz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udźe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u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šima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krasn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krasni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aw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wěš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wěr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wě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thana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łu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ub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šćiš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onasow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andri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xaud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a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zy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brahamo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pomni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naje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ida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ida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ej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ejch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ejch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woł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mrje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ztaj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idź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idźi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r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ri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čn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oštaŕ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ět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dź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dn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sy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e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šim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šima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yči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quazimodogeni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ofeto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łož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hilipp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wumrje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wěr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pra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rdaŕ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i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n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ł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ub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šć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bil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zuso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zaj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rěch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l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brejzk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idim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lorózk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ezć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e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ži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y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up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ud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p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aj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rudob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a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muć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ut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ub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iz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on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bu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běh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hro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yšš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yso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orč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torh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m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h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omni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omni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nj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wčeŕ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wjez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eńdźe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raše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z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is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ł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d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se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l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dźiw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čn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š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yk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tu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o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m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obod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č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č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č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dź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tun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yše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omnik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o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lo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ariz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b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złob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dźěl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óč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słow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radź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kras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sy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wd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še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taj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taj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sł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sł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jěd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ače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jeń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s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hilipp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ztyr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lmar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ó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na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naj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ech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m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zt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zmj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idź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ěmó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s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ryč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yt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išo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oš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naro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namak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yrb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če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yš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jer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t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nět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ztup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rodźi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m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zericordi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si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h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äta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iž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ó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low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ž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r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isał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dź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jph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tr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di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daš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šario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zus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zusow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jez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z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č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j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ja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š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ól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łb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ło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gowz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ł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ě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pjelnj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mi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nj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źehń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zk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zć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rzt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ŕp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rnjo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k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nt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atr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aš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ž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ró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es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yzk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jer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š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ěbj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ź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óz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p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r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n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j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y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y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t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am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a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am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ut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rž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ł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w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r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no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aw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ow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żi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iz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ta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r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běr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bě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sy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rj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l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j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ede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a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ygl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ygl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n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zawěr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a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le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le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rod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r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č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war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owje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owje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y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h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h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la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oni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i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nje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my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č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čeŕ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w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ho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bje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ob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ob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sl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sel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ječ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s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s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s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s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jaz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rě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e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erztw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u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j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ydle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yd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wjaz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wjaz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wi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ynj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łož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jed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j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z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t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če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iz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š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j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eži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č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n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j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k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beria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beri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beri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hom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oma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oma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eoph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ro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m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t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i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z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ł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om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row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m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ob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ch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un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y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o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w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wj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wě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s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u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rje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mě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lepyro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ab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i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tz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órz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órzuch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o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o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i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on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ch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xagez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šěs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d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m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tun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ł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běr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ym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t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omon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i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a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b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žeh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e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a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ró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róš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ł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o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m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g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dźe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mješ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bbu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rpur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rpur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war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war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hadź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h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ha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bro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č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je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jer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ras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šć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by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sy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sy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řet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ń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j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ŕ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y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y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bjed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je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nj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a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ź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ź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anj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a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n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ń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ěpš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ro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j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ć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rac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ěh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u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i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i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ch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ń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nje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hilipp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17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zt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lm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u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óž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š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y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wa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ró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róž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rach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łam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hu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hrě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ta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pr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n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r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o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y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rjeb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y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tor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pomn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dźěl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je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y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ń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m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ń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m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m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ło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b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ńdź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ń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łow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d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r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ub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šć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ła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amjenj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rě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i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i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wě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tk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ko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ju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u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kodem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č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ěkotř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azaj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ženj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hanag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hana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y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leć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ih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ło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li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l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u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prě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ě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eŕp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b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š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r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l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dźeń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si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t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t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t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m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te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⸗łamaŕ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⸗łam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lch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k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k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ŕ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r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uje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tzi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su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h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ič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a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pi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b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a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mp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ćan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l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š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š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n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jud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j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z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š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kotry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z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ophas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m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d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r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tzi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ph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š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nanej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ń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ł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pha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ph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ežk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šariot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šariot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p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rda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us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m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oć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edy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z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zop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ian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dź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dźa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pi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ó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j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kzemp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brej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hdy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n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n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drij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dri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ło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ło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lga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bba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órwar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jaw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hr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n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eš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r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om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o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el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nj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nju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niš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eŕp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rij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b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m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z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z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z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ł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k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k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ń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a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ah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ó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ó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ó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t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š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eho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z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r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h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ez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a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ab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bě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t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abb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o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fe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sb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0T18:45:10.575268447</dc:date>
    <meta:editing-duration>PT1M2S</meta:editing-duration>
    <meta:editing-cycles>1</meta:editing-cycles>
    <meta:document-statistic meta:table-count="1" meta:cell-count="3906" meta:object-count="0"/>
    <meta:generator>LibreOffice/24.2.7.2$Linux_X86_64 LibreOffice_project/420$Build-2</meta:generator>
  </office:meta>
</office:document-meta>
</file>